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372a" officeooo:paragraph-rsid="001a372a"/>
    </style:style>
    <style:style style:name="P2" style:family="paragraph" style:parent-style-name="Standard">
      <style:text-properties officeooo:paragraph-rsid="001a372a"/>
    </style:style>
    <style:style style:name="P3" style:family="paragraph" style:parent-style-name="Standard">
      <style:text-properties officeooo:rsid="001a372a" officeooo:paragraph-rsid="001a372a"/>
    </style:style>
    <style:style style:name="P4" style:family="paragraph" style:parent-style-name="Standard">
      <style:text-properties officeooo:rsid="001ca00f" officeooo:paragraph-rsid="001ddc79"/>
    </style:style>
    <style:style style:name="T1" style:family="text">
      <style:text-properties officeooo:rsid="001aa117"/>
    </style:style>
    <style:style style:name="T2" style:family="text">
      <style:text-properties officeooo:rsid="001ca81f"/>
    </style:style>
    <style:style style:name="T3" style:family="text">
      <style:text-properties officeooo:rsid="001ddc79"/>
    </style:style>
    <style:style style:name="T4" style:family="text">
      <style:text-properties officeooo:rsid="001f404c"/>
    </style:style>
    <style:style style:name="T5" style:family="text">
      <style:text-properties officeooo:rsid="0020efb0"/>
    </style:style>
    <style:style style:name="T6" style:family="text">
      <style:text-properties officeooo:rsid="002149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United States, American University, Cornell, MIT, “Science” journal</text:p>
      <text:p text:style-name="P2"/>
      <text:p text:style-name="P1">2. Sept. 12, 2024, “This Chatbot Pulls People Away From Conspiracy Theories”, The New York Times</text:p>
      <text:p text:style-name="P1"/>
      <text:p text:style-name="P1">3. <text:a xlink:type="simple" xlink:href="https://www.nytimes.com/2024/09/12/health/chatbot-debunk-conspiracy-theories.html" text:style-name="Internet_20_link" text:visited-style-name="Visited_20_Internet_20_Link">https://www.nytimes.com/2024/09/12/health/chatbot-debunk-conspiracy-theories.html</text:a></text:p>
      <text:p text:style-name="P1"/>
      <text:p text:style-name="P1">4. New data shows that chatbots could be an effective way to curb people’s belief in misinformation. DebunkBot <text:span text:style-name="T1">is an AI chatbot designed to persuade users to stop believing in conspiracy theories. The chatbot was tested with different levels of mannerisms which show that the efficacy of persuasion is independent of the delivery; rather it is more dependent on the facts delivered. Additionally, the chatbot was found to be strongly persuasive, reducing the strength of responses by about 20% and lasting on the order of months by the time the research paper was published.</text:span></text:p>
      <text:p text:style-name="P1"/>
      <text:p text:style-name="P4">5. I think that this innovati<text:span text:style-name="T2">ve use of AI</text:span> helps address the issue<text:span text:style-name="T2">s</text:span> of <text:span text:style-name="T2">human agency and</text:span> safety as it relates to <text:span text:style-name="T2">integrity of information. The results show that </text:span><text:span text:style-name="T4">generative AI systems</text:span><text:span text:style-name="T2"> can be trained to scrutinize misinformation and disinformation to some degree, and </text:span><text:span text:style-name="T5">that they can </text:span><text:span text:style-name="T2">reason with a human user to help steer them onto the right track by providing more accurate information pertaining to a misconception, and giv</text:span><text:span text:style-name="T5">e</text:span><text:span text:style-name="T2"> the</text:span><text:span text:style-name="T5">m </text:span><text:span text:style-name="T2">the agency to make better informed decisions about what they believe.</text:span></text:p>
      <text:p text:style-name="P4"/>
      <text:p text:style-name="P4"><text:span text:style-name="T3">6. The innovation shown in the article is a step in the right direction for helping mitigate the spread of mis- and disinformation. However, the effect, while significant, relies on people’s trust in the information provided by the chatbot, which results in two major limitations to its usefulness. First, a reference in the article to an independent researcher mentions that the trust in the information provided by generative AI may become diminished, leading to a much weaker effect of systems like DebunkBot on mitigating disinformation </text:span><text:span text:style-name="T4">as people become more skeptical of their output</text:span><text:span text:style-name="T3">. </text:span><text:span text:style-name="T4">More concerning, </text:span><text:span text:style-name="T6">though,</text:span><text:span text:style-name="T4"> is the opposite scenario, in which people continue to blindly trust the information provided by generative AI. Then, it is conceivable that a malicious actor could train an AI system to intentionally generate disinformation in an extremely convincing manner, causing the opposite results as what were seen in the study, and making people rate their belief in the conspiracy theories even more strongly than before. </text:span><text:span text:style-name="T6">Or more likely, the AI system could generate misinformation unintentionally due to factual hallucinations which are commonplace in current generative AI systems. </text:span><text:span text:style-name="T4">These hypothetical scenarios make it clear that more transparency is needed around the process of developing intentionally persuasive generative AI systems </text:span><text:span text:style-name="T6">before they can be trusted to provide accurate and truthful information</text:span><text:span text:style-name="T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18:15:50.622669255</meta:creation-date>
    <dc:date>2024-09-17T22:20:30.648764256</dc:date>
    <meta:editing-duration>PT2H51M30S</meta:editing-duration>
    <meta:editing-cycles>4</meta:editing-cycles>
    <meta:generator>LibreOffice/24.2.6.2$Linux_X86_64 LibreOffice_project/8e9a753d9daaea75c34b417ba1bdf556bf2fc5b3</meta:generator>
    <meta:document-statistic meta:table-count="0" meta:image-count="0" meta:object-count="0" meta:page-count="1" meta:paragraph-count="6" meta:word-count="419" meta:character-count="2740" meta:non-whitespace-character-count="2327"/>
  </office:meta>
</office:document-meta>
</file>